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0"/>
          <table:table-cell table:style-name="ce51" table:formula="of:=[.C13]-[.F13]" office:value-type="float" office:value="470" calcext:value-type="float">
            <text:p>470,00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3])" office:value-type="float" office:value="470" calcext:value-type="float">
            <text:p>47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0.511418801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0.5138774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8-01T14:40:40.903954398</dc:date>
    <meta:print-date>2019-12-10T15:22:29.903000000</meta:print-date>
    <dc:language>pt-PT</dc:language>
    <meta:editing-cycles>573</meta:editing-cycles>
    <meta:editing-duration>PT23H55M30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